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.A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 fo:line-height="150%">
        <style:tab-stops>
          <style:tab-stop style:position="16.648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 fo:line-height="150%">
        <style:tab-stops>
          <style:tab-stop style:position="16.295cm" style:type="right" style:leader-style="dotted" style:leader-text="."/>
        </style:tab-stops>
      </style:paragraph-properties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margin-left="1.27cm" fo:margin-right="0cm" fo:text-align="justify" style:justify-single-word="false" fo:text-indent="0cm" style:auto-text-indent="false"/>
    </style:style>
    <style:style style:name="P21" style:family="paragraph" style:parent-style-name="Contents_20_Heading">
      <style:paragraph-properties fo:line-height="150%"/>
      <style:text-properties fo:color="#000000" style:font-name="Arial" fo:font-size="28pt" style:font-size-asian="28pt" style:font-size-complex="28pt"/>
    </style:style>
    <style:style style:name="P22" style:family="paragraph" style:parent-style-name="Standard">
      <style:paragraph-properties fo:margin-top="0cm" fo:margin-bottom="0.37cm" fo:line-height="150%" fo:text-align="justify" style:justify-single-word="false"/>
    </style:style>
    <style:style style:name="P23" style:family="paragraph" style:parent-style-name="Heading_20_1">
      <style:paragraph-properties fo:line-height="150%"/>
    </style:style>
    <style:style style:name="P24" style:family="paragraph" style:parent-style-name="Text_20_body" style:list-style-name="L1"/>
    <style:style style:name="P25" style:family="paragraph" style:parent-style-name="Text_20_body" style:list-style-name="L2"/>
    <style:style style:name="P26" style:family="paragraph" style:parent-style-name="Text_20_body" style:list-style-name="L4"/>
    <style:style style:name="P27" style:family="paragraph" style:parent-style-name="Text_20_body" style:list-style-name="L2">
      <style:paragraph-properties fo:margin-left="2.54cm" fo:margin-right="0cm" fo:text-indent="-0.635cm" style:auto-text-indent="false"/>
    </style:style>
    <style:style style:name="P28" style:family="paragraph" style:parent-style-name="Text_20_body" style:list-style-name="L3">
      <style:paragraph-properties fo:margin-left="2.54cm" fo:margin-right="0cm" fo:text-indent="-0.635cm" style:auto-text-indent="false"/>
    </style:style>
    <style:style style:name="P29" style:family="paragraph" style:parent-style-name="Text_20_body" style:list-style-name="L5">
      <style:paragraph-properties fo:margin-left="2.54cm" fo:margin-right="0cm" fo:text-indent="-0.635cm" style:auto-text-indent="false"/>
    </style:style>
    <style:style style:name="P30" style:family="paragraph" style:parent-style-name="Text_20_body" style:list-style-name="L6">
      <style:paragraph-properties fo:margin-left="2.54cm" fo:margin-right="0cm" fo:text-align="justify" style:justify-single-word="false" fo:text-indent="-0.635cm" style:auto-text-indent="false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/>
    </style:style>
    <style:style style:name="T4" style:family="text">
      <style:text-properties fo:color="#000000" style:font-name="Arial" fo:font-weight="bold" style:font-weight-asian="bold" style:font-weight-complex="bold"/>
    </style:style>
    <style:style style:name="T5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Arial" fo:font-size="12pt" style:font-size-asian="12pt" style:font-size-complex="12pt"/>
    </style:style>
    <style:style style:name="T8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pan text:style-name="Fonte_20_parág._20_padrão"><text:span text:style-name="T5"/></text:span></text:p>
      <text:p text:style-name="P15"><text:span text:style-name="Fonte_20_parág._20_padrão"><text:span text:style-name="T5">SGB_TESTE_NormasTiposDeTesteEFerramentasDeTeste</text:span></text:span></text:p>
      <text:p text:style-name="P15"><text:span text:style-name="Fonte_20_parág._20_padrão"><text:span text:style-name="T5">Versão 1.0</text:span></text:span></text:p>
      <text:p text:style-name="P12"/>
      <text:p text:style-name="P12"/>
      <text:p text:style-name="P12"/>
      <text:p text:style-name="P12"/>
      <text:p text:style-name="P12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6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7">Felipe Giroto</text:span></text:span></text:p>
          </table:table-cell>
          <table:table-cell table:style-name="Tabela2.A2" office:value-type="string">
            <text:p text:style-name="P7"><text:span text:style-name="Fonte_20_parág._20_padrão"><text:span text:style-name="T7">Criação do Documento</text:span></text:span></text:p>
          </table:table-cell>
          <table:table-cell table:style-name="Tabela2.A2" office:value-type="string">
            <text:p text:style-name="P8"><text:span text:style-name="Fonte_20_parág._20_padrão"><text:span text:style-name="T7">01/11/2012</text:span></text:span></text:p>
          </table:table-cell>
          <table:table-cell table:style-name="Tabela2.A2" office:value-type="string">
            <text:p text:style-name="P8"><text:span text:style-name="Fonte_20_parág._20_padrão"><text:span text:style-name="T7">0.1</text:span></text:span></text:p>
          </table:table-cell>
        </table:table-row>
        <table:table-row>
          <table:table-cell table:style-name="Tabela2.A2" office:value-type="string">
            <text:p text:style-name="P5">Felipe Giroto </text:p>
          </table:table-cell>
          <table:table-cell table:style-name="Tabela2.A2" office:value-type="string">
            <text:p text:style-name="P5">Criação dos tópicos 1, 2, 3 e 4</text:p>
          </table:table-cell>
          <table:table-cell table:style-name="Tabela2.A2" office:value-type="string">
            <text:p text:style-name="P6">01/11/2012</text:p>
          </table:table-cell>
          <table:table-cell table:style-name="Tabela2.A2" office:value-type="string">
            <text:p text:style-name="P6">0.2</text:p>
          </table:table-cell>
        </table:table-row>
        <table:table-row>
          <table:table-cell table:style-name="Tabela2.A2" office:value-type="string">
            <text:p text:style-name="P5">Luis Eduardo Rocha </text:p>
          </table:table-cell>
          <table:table-cell table:style-name="Tabela2.A2" office:value-type="string">
            <text:p text:style-name="P5">Especificação dos tópicos: 4.1, 4.2, 4.3, 4.4 </text:p>
          </table:table-cell>
          <table:table-cell table:style-name="Tabela2.A2" office:value-type="string">
            <text:p text:style-name="P6">02/11/2012</text:p>
          </table:table-cell>
          <table:table-cell table:style-name="Tabela2.A2" office:value-type="string">
            <text:p text:style-name="P6">0.3</text:p>
          </table:table-cell>
        </table:table-row>
        <table:table-row>
          <table:table-cell table:style-name="Tabela2.A5" office:value-type="string">
            <text:p text:style-name="P5">Luis Eduardo Rocha </text:p>
          </table:table-cell>
          <table:table-cell table:style-name="Tabela2.A5" office:value-type="string">
            <text:p text:style-name="P5">Especificação dos tópicos: 3.2, 3.4 </text:p>
          </table:table-cell>
          <table:table-cell table:style-name="Tabela2.A5" office:value-type="string">
            <text:p text:style-name="P6">02/11/2012</text:p>
          </table:table-cell>
          <table:table-cell table:style-name="Tabela2.A5" office:value-type="string">
            <text:p text:style-name="P6">0.4</text:p>
          </table:table-cell>
        </table:table-row>
        <table:table-row>
          <table:table-cell table:style-name="Tabela2.A5" office:value-type="string">
            <text:p text:style-name="P5">Igor Vinicius dos Santos Silva </text:p>
          </table:table-cell>
          <table:table-cell table:style-name="Tabela2.A5" office:value-type="string">
            <text:p text:style-name="P5">Especificação dos <text:s/>tópicos: 1, 2, 2.1, 3.3 </text:p>
          </table:table-cell>
          <table:table-cell table:style-name="Tabela2.A5" office:value-type="string">
            <text:p text:style-name="P6">02/11/2012</text:p>
          </table:table-cell>
          <table:table-cell table:style-name="Tabela2.A5" office:value-type="string">
            <text:p text:style-name="P6">0.5</text:p>
          </table:table-cell>
        </table:table-row>
        <table:table-row>
          <table:table-cell table:style-name="Tabela2.A5" office:value-type="string">
            <text:p text:style-name="P5">Igor Vinicius dos Santos Silva </text:p>
          </table:table-cell>
          <table:table-cell table:style-name="Tabela2.A5" office:value-type="string">
            <text:p text:style-name="P5">Alterando documento conforme template da Gerencia de Configuração.</text:p>
          </table:table-cell>
          <table:table-cell table:style-name="Tabela2.A5" office:value-type="string">
            <text:p text:style-name="P6">02/11/2012</text:p>
          </table:table-cell>
          <table:table-cell table:style-name="Tabela2.A5" office:value-type="string">
            <text:p text:style-name="P6">1.0</text:p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P21">Sumário</text:p>
          </text:index-title>
          <text:p text:style-name="P16"><text:a xlink:type="simple" xlink:href="#__RefHeading__3196_103755458"><text:span text:style-name="T3">1 Introdução <text:tab/>4</text:span></text:a></text:p>
          <text:p text:style-name="P16"><text:a xlink:type="simple" xlink:href="#__RefHeading__3198_103755458"><text:span text:style-name="T3">2 Tópicos<text:tab/>4</text:span></text:a></text:p>
          <text:p text:style-name="P17"><text:a xlink:type="simple" xlink:href="#__RefHeading__3200_103755458"><text:span text:style-name="T3">2.1 Subtópico<text:tab/>4</text:span></text:a></text:p>
          <text:p text:style-name="P18"><text:a xlink:type="simple" xlink:href="#__RefHeading__3202_103755458"><text:span text:style-name="T3">2.1.1 Subtópico<text:tab/>4</text:span>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3" text:outline-level="1"><text:bookmark-start text:name="h.30j0zll"/><text:bookmark-start text:name="_Toc338917870"/><text:soft-page-break/><text:span text:style-name="Fonte_20_parág._20_padrão"><text:span text:style-name="T4">1 Introdução</text:span></text:span><text:bookmark-end text:name="h.30j0zll"/><text:bookmark-end text:name="_Toc338917870"/><text:span text:style-name="Fonte_20_parág._20_padrão"><text:span text:style-name="T4"> </text:span></text:span></text:h>
      <text:p text:style-name="Text_20_body"><text:span text:style-name="Fonte_20_parág._20_padrão"><text:span text:style-name="T7"><text:tab/>Este documento tem como base definir as diretrizes para a área de teste da fábrica de software para o projeto SGB. Nele contém as ferramentas que serão utilizadas para fazer a cobertura de testes, as normas utilizadas como base para geração de artefatos de teste e também os tipos e técnicas de teste utilizados para os testes ao longo do processo de verificação e validação do produto. </text:span></text:span></text:p>
      <text:h text:style-name="Heading_20_1" text:outline-level="1"><text:span text:style-name="Fonte_20_parág._20_padrão"><text:span text:style-name="T9">2 Ferramentas </text:span></text:span></text:h>
      <text:p text:style-name="Text_20_body"><text:span text:style-name="Fonte_20_parág._20_padrão"><text:span text:style-name="T7"><text:tab/>Nesta seção estão descritas as ferramentas a serem utilizadas na cobertura dos testes. </text:span></text:span></text:p>
      <text:h text:style-name="Heading_20_2" text:outline-level="2"><text:span text:style-name="Fonte_20_parág._20_padrão"><text:span text:style-name="T5">2.1 TestLink </text:span></text:span></text:h>
      <text:p text:style-name="P19"><text:span text:style-name="Fonte_20_parág._20_padrão"><text:span text:style-name="T7"><text:tab/>TestLink é uma ferramenta case de gerenciamento de teste. Essa ferramenta pertence e é mantida pela comunidade de teste de software, em todo o mundo. TestLink é utilizado para a criação e elaboração de Casos de teste e cenários de teste. Nessa ferramenta também é possível vincular os casos de teste de forma hierárquica e a um mesmo grupo de teste. TestLink não é uma ferramenta que executa caso de teste, essa ferramenta é utilizada para documentar os testes que serão executas por outras ferramentas ou manualmente. </text:span></text:span></text:p>
      <text:p text:style-name="P19"><text:span text:style-name="Fonte_20_parág._20_padrão"><text:span text:style-name="T7"/></text:span></text:p>
      <text:h text:style-name="Heading_20_3" text:outline-level="3"><text:span text:style-name="Fonte_20_parág._20_padrão"><text:span text:style-name="T6">2.1.1 Mantenedores da Ferramenta </text:span></text:span></text:h>
      <text:list xml:id="list20540860" text:style-name="L1">
        <text:list-item>
          <text:p text:style-name="P24"><text:span text:style-name="Fonte_20_parág._20_padrão"><text:span text:style-name="T7">Os líderes de equipe </text:span></text:span></text:p>
        </text:list-item>
      </text:list>
      <text:list xml:id="list20548067" text:style-name="L2">
        <text:list-item>
          <text:p text:style-name="P27"><text:span text:style-name="Fonte_20_parág._20_padrão"><text:span text:style-name="T7">Francisco Mancardi - núcleo de desenvolvimento, de designer e revisor </text:span></text:span></text:p>
        </text:list-item>
        <text:list-item>
          <text:p text:style-name="P27"><text:span text:style-name="Fonte_20_parág._20_padrão"><text:span text:style-name="T7">Julian Krien - desenvolvedor, coordenação de projetos </text:span></text:span></text:p>
        </text:list-item>
      </text:list>
      <text:p text:style-name="Text_20_body"><text:span text:style-name="Fonte_20_parág._20_padrão"><text:span text:style-name="T7"/></text:span></text:p>
      <text:list xml:id="list20554729" text:continue-numbering="true" text:style-name="L2">
        <text:list-item>
          <text:p text:style-name="P25"><text:span text:style-name="Fonte_20_parág._20_padrão"><text:span text:style-name="T7">Os membros da equipe </text:span></text:span></text:p>
        </text:list-item>
      </text:list>
      <text:list xml:id="list20525960" text:style-name="L3">
        <text:list-item>
          <text:p text:style-name="P28"><text:span text:style-name="Fonte_20_parág._20_padrão"><text:span text:style-name="T7">Andreas Morsing - desenvolvimento do núcleo, re-factoring </text:span></text:span></text:p>
        </text:list-item>
        <text:list-item>
          <text:p text:style-name="P28"><text:span text:style-name="Fonte_20_parág._20_padrão"><text:span text:style-name="T7">Martin Havlat - gestão, desenvolvimento, lançamentos, documentação, web-master </text:span></text:span></text:p>
        </text:list-item>
        <text:list-item>
          <text:p text:style-name="P28"><text:span text:style-name="Fonte_20_parág._20_padrão"><text:span text:style-name="T7">Toshiyuki Kawanishi - Japão coordenador da equipe, localização Japão, desenvolvedor </text:span></text:span></text:p>
        </text:list-item>
        <text:list-item>
          <text:p text:style-name="P28"><text:span text:style-name="Fonte_20_parág._20_padrão"><text:span text:style-name="T7">Masami Ichikawa - testes, automação de testes </text:span></text:span></text:p>
        </text:list-item>
        <text:list-item>
          <text:p text:style-name="P28"><text:span text:style-name="Fonte_20_parág._20_padrão"><text:span text:style-name="T7">Amit Khullar - desenvolvedor </text:span></text:span></text:p>
        </text:list-item>
        <text:list-item>
          <text:p text:style-name="P28"><text:span text:style-name="Fonte_20_parág._20_padrão"><text:span text:style-name="T7">Erik Eloff - desenvolvedor </text:span></text:span></text:p>
        </text:list-item>
        <text:list-item>
          <text:p text:style-name="P28"><text:span text:style-name="Fonte_20_parág._20_padrão"><text:span text:style-name="T7">Andreas Simon - desenvolvedor </text:span></text:span></text:p>
        </text:list-item>
        <text:list-item>
          <text:p text:style-name="P28"><text:span text:style-name="Fonte_20_parág._20_padrão"><text:span text:style-name="T7">Asiel Brumfield - equipe rastreador administrador, desenvolvedor </text:span></text:span></text:p>
        </text:list-item>
        <text:list-item>
          <text:p text:style-name="P28"><text:soft-page-break/><text:span text:style-name="Fonte_20_parág._20_padrão"><text:span text:style-name="T7">Kevin Levy - desenvolvedor (Reportagem; Requisitos) </text:span></text:span></text:p>
        </text:list-item>
        <text:list-item>
          <text:p text:style-name="P28"><text:span text:style-name="Fonte_20_parág._20_padrão"><text:span text:style-name="T7">Chad Rosen - Originador do projeto </text:span></text:span></text:p>
          <text:p text:style-name="P28"><text:span text:style-name="Fonte_20_parág._20_padrão"><text:span text:style-name="T7"/></text:span></text:p>
        </text:list-item>
      </text:list>
      <text:h text:style-name="Heading_20_3" text:outline-level="3"><text:span text:style-name="Fonte_20_parág._20_padrão"><text:span text:style-name="T6">2.1.2 Configurações</text:span></text:span></text:h>
      <text:p text:style-name="Text_20_body"><text:span text:style-name="Fonte_20_parág._20_padrão"><text:span text:style-name="T7"><text:tab/>Para instalar a ferramenta TestLink necessita-se que já tenha instalado os seguites softwares: </text:span></text:span></text:p>
      <text:list xml:id="list20530748" text:style-name="L4">
        <text:list-item>
          <text:p text:style-name="P26"><text:span text:style-name="Fonte_20_parág._20_padrão"><text:span text:style-name="T7">Web Service Apache2; </text:span></text:span></text:p>
        </text:list-item>
        <text:list-item>
          <text:p text:style-name="P26"><text:span text:style-name="Fonte_20_parág._20_padrão"><text:span text:style-name="T7">PHP 5 ou superior; </text:span></text:span></text:p>
        </text:list-item>
        <text:list-item>
          <text:p text:style-name="P26"><text:span text:style-name="Fonte_20_parág._20_padrão"><text:span text:style-name="T7">MySql 5 ou superior. </text:span></text:span></text:p>
          <text:p text:style-name="P26"><text:span text:style-name="Fonte_20_parág._20_padrão"><text:span text:style-name="T7"/></text:span></text:p>
        </text:list-item>
      </text:list>
      <text:h text:style-name="Heading_20_2" text:outline-level="2"><text:span text:style-name="Fonte_20_parág._20_padrão"><text:span text:style-name="T5">2.2 Selenium Web Test </text:span></text:span></text:h>
      <text:p text:style-name="P19"><text:span text:style-name="Fonte_20_parág._20_padrão"><text:span text:style-name="T7"><text:tab/>O Selenium Web Test é uma ferramenta de automação de testes funcionais para interfaces Web. Desenvolvida e mantida pela OpenQA como software livre utilizando a licença 2.0 da Apache. </text:span></text:span></text:p>
      <text:p text:style-name="P19"><text:span text:style-name="Fonte_20_parág._20_padrão"><text:span text:style-name="T7"><text:tab/>Sua principal vantagem é a utilização do próprio navegador web para realização dos testes. É possível realizar o acesso a sistemas através de navegadores como o Firefox, Internet Explorer ou Safari. </text:span></text:span></text:p>
      <text:p text:style-name="P19"><text:span text:style-name="Fonte_20_parág._20_padrão"><text:span text:style-name="T7"><text:tab/>O Selenium é uma ferramenta bem completa, pois comtempla tanto a parte de geração dos casos de testes quanto a de execução. Atualmente é mais considerado como uma plataforma.Divide-se em Selenium IDE, Selenium RC, Selenium Core e o Selenium Grid. </text:span></text:span></text:p>
      <text:h text:style-name="Heading_20_3" text:outline-level="3"><text:span text:style-name="Fonte_20_parág._20_padrão"><text:span text:style-name="T6">2.1.1 Selenium IDE </text:span></text:span></text:h>
      <text:p text:style-name="P19"><text:span text:style-name="Fonte_20_parág._20_padrão"><text:span text:style-name="T7"><text:tab/>O Selenium IDE é um plugim para o Firefox que fornece um ambiente integrado para desenvolvimento de scripts de testes permitindo gravar, editar, executar e depurar os testes. Os scritps podem ser gerados em um padrão próprio do Selenium ou escolher uma das linguagens de programação disponíveis, como Java, C#, PHP, Perl, Ruby, etc. A partir da captura automática das ações do usuário na tela do sistema é possível montar os procedimentos de testes que serão utilizados na execução dos testes .</text:span></text:span></text:p>
      <text:h text:style-name="Heading_20_3" text:outline-level="3"><text:span text:style-name="Fonte_20_parág._20_padrão"><text:span text:style-name="T6">2.1.2 Selenium CORE </text:span></text:span></text:h>
      <text:p text:style-name="P19"><text:span text:style-name="Fonte_20_parág._20_padrão"><text:span text:style-name="T7"><text:tab/>O Selenium Core é um módulo que deve ser adicionado ao servidor web para a execução dos scripts na linguagem nativa do Selenium. </text:span></text:span></text:p>
      <text:h text:style-name="Heading_20_3" text:outline-level="3"><text:span text:style-name="Fonte_20_parág._20_padrão"><text:span text:style-name="T6">2.1.3 Selenium RC </text:span></text:span></text:h>
      <text:p text:style-name="P19"><text:span text:style-name="Fonte_20_parág._20_padrão"><text:span text:style-name="T7">O RC (Remote Control) permite a integração com ferramentas de testes unitários (como JUnit) aumentando muito a flexibilidade dos scripts de testes. </text:span></text:span></text:p>
      <text:h text:style-name="Heading_20_3" text:outline-level="3"><text:span text:style-name="Fonte_20_parág._20_padrão"><text:span text:style-name="T6">2.1.4 Selenium Grid </text:span></text:span></text:h>
      <text:p text:style-name="P19"><text:soft-page-break/><text:span text:style-name="Fonte_20_parág._20_padrão"><text:span text:style-name="T8"><text:tab/>O Grid é um módulo do Selenium que permite a execução distribuída e em vários ambientes dos scripts de testes. </text:span></text:span></text:p>
      <text:h text:style-name="Heading_20_1" text:outline-level="1"><text:span text:style-name="Fonte_20_parág._20_padrão"><text:span text:style-name="T9">3 Normas </text:span></text:span></text:h>
      <text:p text:style-name="P19"><text:span text:style-name="Fonte_20_parág._20_padrão"><text:span text:style-name="T7"><text:tab/>Nesta seção estão descritas as normas a serem utilizadas na cobertura dos testes. Importante ressaltar que as normas serão adaptadas ao contexto da fábrica podendo não ser executadas 100% a risca como estão descritas. </text:span></text:span></text:p>
      <text:h text:style-name="Heading_20_2" text:outline-level="2"><text:span text:style-name="Fonte_20_parág._20_padrão"><text:span text:style-name="T5">3.1 IEEE 829:2008 </text:span></text:span></text:h>
      <text:p text:style-name="P19"><text:span text:style-name="Fonte_20_parág._20_padrão"><text:span text:style-name="T7"><text:tab/>O IEEE 829 também conhecido como o Padrão 829 para Documentação de Teste de Software, é um padrão IEEE que especifica a forma de uso de um conjunto de documentos em oito estágios definidos de teste de software, cada estágio potencialmente produzindo seu próprio tipo de documento. </text:span></text:span></text:p>
      <text:h text:style-name="Heading_20_2" text:outline-level="2"><text:span text:style-name="Fonte_20_parág._20_padrão"><text:span text:style-name="T5">3.2 IEEE 1012:2004 </text:span></text:span></text:h>
      <text:p text:style-name="P19"><text:span text:style-name="Fonte_20_parág._20_padrão"><text:span text:style-name="T7"><text:tab/>Padrão de Verificação e Validação de software. </text:span></text:span></text:p>
      <text:p text:style-name="P19"><text:span text:style-name="Fonte_20_parág._20_padrão"><text:span text:style-name="T7"><text:tab/>Determina se os produtos desenvolvidos dado uma atividade esta nos conformes dos requisitos daquela atividade e se o software satisfaz o planejamento e as necessidades do sistema. A 1012 é especificado para diferetes niveis de integridade.V&amp;V ajuda na construção da qualidade de um software durante seu ciclo de desenvolvomento, demonstrando se os requisitos do software e do sistema estão corretos, completos, precisos, concistente e testavel. Essa norma inclui a analise, avaliação revisão e inspeção do software e produtos gerados. Essa norma é seguida durante o desenvolvimento do software e não na conclusão. </text:span></text:span></text:p>
      <text:h text:style-name="Heading_20_2" text:outline-level="2"><text:span text:style-name="Fonte_20_parág._20_padrão"><text:span text:style-name="T5">3.3 IEEE 1044:1995 </text:span></text:span></text:h>
      <text:p text:style-name="P19"><text:span text:style-name="Fonte_20_parág._20_padrão"><text:span text:style-name="T7"><text:tab/>Padrão de Classificação de Anomalias </text:span></text:span></text:p>
      <text:p text:style-name="P19"><text:span text:style-name="Fonte_20_parág._20_padrão"><text:span text:style-name="T7"><text:tab/>A IEEE Std 1044-1993 tem como propósito esquematizar a classificação das anomalias de software. O uso dessa norma no processo de Teste de Software para o projeto SGB, será como guia para elaboração e classificação das ocorrências (erros), defeitos e falhas identificadas na execução das atividades de Teste. Para que possa ser gerenciado o nível da qualidade dos requisitos e dos testes. </text:span></text:span></text:p>
      <text:h text:style-name="Heading_20_2" text:outline-level="2"><text:span text:style-name="Fonte_20_parág._20_padrão"><text:span text:style-name="T5">3.4 IEEE 1465:2004 (Adaptação da ISO 12119: 1994) </text:span></text:span></text:h>
      <text:p text:style-name="P19"><text:span text:style-name="Fonte_20_parág._20_padrão"><text:span text:style-name="T7"><text:tab/>Padrão de Requisitos de Qualidade e de Teste. </text:span></text:span></text:p>
      <text:p text:style-name="P19"><text:span text:style-name="Fonte_20_parág._20_padrão"><text:span text:style-name="T7"><text:tab/>Requisitos de qualidade para os pacotes de software e instruções de como testar os pacotes de software em prol dos requisitos estabelecidos. Esse requisitos serão aplicados nos pacotes do software e serão oferecidos e entregados, exluido durante o processo de proução de especicação. </text:span></text:span></text:p>
      <text:p text:style-name="P22"><text:span text:style-name="Fonte_20_parág._20_padrão"><text:span text:style-name="T7"/></text:span></text:p>
      <text:h text:style-name="Heading_20_1" text:outline-level="1"><text:soft-page-break/><text:span text:style-name="Fonte_20_parág._20_padrão"><text:span text:style-name="T9">4 Tipos e Técnicas de Teste </text:span></text:span></text:h>
      <text:p text:style-name="P19"><text:span text:style-name="Fonte_20_parág._20_padrão"><text:span text:style-name="T7"><text:tab/>Nesta seção estão descritas os tipos de teste a serem utilizados na cobertura dos artefatos. </text:span></text:span></text:p>
      <text:h text:style-name="Heading_20_2" text:outline-level="2"><text:span text:style-name="Fonte_20_parág._20_padrão"><text:span text:style-name="T5">4.1 Teste de Requisito </text:span></text:span></text:h>
      <text:p text:style-name="P19"><text:span text:style-name="Fonte_20_parág._20_padrão"><text:span text:style-name="T7"><text:tab/>Para cada requisito funcional deve ser possível definir um ou mais testes a serem realizados no sistema final para ser possível verificar se o sistema cumpre o requisito na integra. Se este teste não for possível ser definido isso vai significar que o requisito necessita de ser clarificado pois muito provavelmente irá criar problemas no desenvolvimento do produto. </text:span></text:span></text:p>
      <text:p text:style-name="P19"><text:span text:style-name="Fonte_20_parág._20_padrão"><text:span text:style-name="T7"><text:tab/>Na definição de cada teste deverá ser tomado em conta os seguintes pontos: </text:span></text:span></text:p>
      <text:p text:style-name="P20"><text:span text:style-name="Fonte_20_parág._20_padrão"><text:span text:style-name="T7">1. identificador do requisito </text:span></text:span></text:p>
      <text:p text:style-name="P20"><text:span text:style-name="Fonte_20_parág._20_padrão"><text:span text:style-name="T7">2. requisitos relacionados </text:span></text:span></text:p>
      <text:p text:style-name="P20"><text:span text:style-name="Fonte_20_parág._20_padrão"><text:span text:style-name="T7">3. descrição do teste </text:span></text:span></text:p>
      <text:p text:style-name="P20"><text:span text:style-name="Fonte_20_parág._20_padrão"><text:span text:style-name="T7">4. problemas na realização do teste </text:span></text:span></text:p>
      <text:p text:style-name="P20"><text:span text:style-name="Fonte_20_parág._20_padrão"><text:span text:style-name="T7">5. comentário e recomendações </text:span></text:span></text:p>
      <text:h text:style-name="Heading_20_2" text:outline-level="2"><text:span text:style-name="Fonte_20_parág._20_padrão"><text:span text:style-name="T5">4.2 Teste Funcional</text:span></text:span><text:span text:style-name="Fonte_20_parág._20_padrão"><text:span text:style-name="T7"> </text:span></text:span></text:h>
      <text:p text:style-name="P19"><text:span text:style-name="Fonte_20_parág._20_padrão"><text:span text:style-name="T7"><text:tab/>Teste funcional é aquele onde o objetivo é verificar se uma dada implementação está de acordo com a sua respectiva especificação. Também é conhecido como teste “Caixa Preta”. Um tipo de teste funcional é o chamado teste formal. Nele, tanto as especificações como os procedimentos de geração de casos de teste são formalizados. </text:span></text:span></text:p>
      <text:p text:style-name="P19"><text:span text:style-name="Fonte_20_parág._20_padrão"><text:span text:style-name="T7"><text:tab/>A identificação dos casos de teste devem se basear única e exclusivamente nas especificações dos componentes de implementação. </text:span></text:span></text:p>
      <text:p text:style-name="P19"><text:span text:style-name="Fonte_20_parág._20_padrão"><text:span text:style-name="T7"><text:tab/>Tecnicas que serão utilizadas serão: </text:span></text:span></text:p>
      <text:list xml:id="list20545899" text:style-name="L5">
        <text:list-item>
          <text:p text:style-name="P29"><text:span text:style-name="Fonte_20_parág._20_padrão"><text:span text:style-name="T7">Análise de Valores Limites. </text:span></text:span></text:p>
        </text:list-item>
        <text:list-item>
          <text:p text:style-name="P29"><text:span text:style-name="Fonte_20_parág._20_padrão"><text:span text:style-name="T7">Partição por Equivalência. </text:span></text:span></text:p>
        </text:list-item>
        <text:list-item>
          <text:p text:style-name="P29"><text:span text:style-name="Fonte_20_parág._20_padrão"><text:span text:style-name="T7">Teste Estado-Transição. </text:span></text:span></text:p>
        </text:list-item>
        <text:list-item>
          <text:p text:style-name="P29"><text:span text:style-name="Fonte_20_parág._20_padrão"><text:span text:style-name="T7">Testes derivados da Especificação. </text:span></text:span></text:p>
        </text:list-item>
      </text:list>
      <text:h text:style-name="Heading_20_2" text:outline-level="2"><text:span text:style-name="Fonte_20_parág._20_padrão"><text:span text:style-name="T9">4.3 Teste de Regressão </text:span></text:span></text:h>
      <text:p text:style-name="P19"><text:span text:style-name="Fonte_20_parág._20_padrão"><text:span text:style-name="T7"><text:tab/>O teste de regressão é uma técnica do teste de software que consiste na aplicação de testes à versão mais recente do software, para garantir que não surgiram novos defeitos em componentes já testados. </text:span></text:span></text:p>
      <text:p text:style-name="P19"><text:span text:style-name="Fonte_20_parág._20_padrão"><text:span text:style-name="T7"><text:tab/>Utilizado durante o desenvolvimento de pois de cada iteração, e em uma nova instância de um componente que estará sendo reutilizavel. </text:span></text:span></text:p>
      <text:p text:style-name="P19"><text:soft-page-break/><text:span text:style-name="Fonte_20_parág._20_padrão"><text:span text:style-name="T7"><text:tab/>Se, ao juntar o novo componente ou as suas alterações com os componentes restantes do sistema surgirem novos defeitos em componentes inalterados, então considera-se que o sistema regrediu. </text:span></text:span></text:p>
      <text:h text:style-name="Heading_20_2" text:outline-level="2"><text:span text:style-name="Fonte_20_parág._20_padrão"><text:span text:style-name="T5">4.4 Teste de Aceitação </text:span></text:span></text:h>
      <text:p text:style-name="P19"><text:span text:style-name="Fonte_20_parág._20_padrão"><text:span text:style-name="T7"><text:tab/>Tem por função verificar o sistema em relação aos seus requisitos originais, e às necessidades atuais do usuário. </text:span></text:span></text:p>
      <text:p text:style-name="P19"><text:span text:style-name="Fonte_20_parág._20_padrão"><text:span text:style-name="T7"><text:tab/>O teste de aceitação é o teste feito antes da fase de implantação do software alvo. de acordo com a 829 será criado 3 estratégias de teste. </text:span></text:span></text:p>
      <text:p text:style-name="P19"><text:span text:style-name="Fonte_20_parág._20_padrão"><text:span text:style-name="T7"><text:tab/></text:span></text:span><text:span text:style-name="Fonte_20_parág._20_padrão"><text:span text:style-name="T7">Teste de Aceitação formal: </text:span></text:span></text:p>
      <text:list xml:id="list20533117" text:style-name="L6">
        <text:list-item>
          <text:p text:style-name="P30"><text:span text:style-name="Fonte_20_parág._20_padrão"><text:span text:style-name="T7">Executado pelo Usuario final ou por grupo de teste independente </text:span></text:span></text:p>
        </text:list-item>
        <text:list-item>
          <text:p text:style-name="P30"><text:span text:style-name="Fonte_20_parág._20_padrão"><text:span text:style-name="T7">Funções e recursos devem se conhecidos </text:span></text:span></text:p>
        </text:list-item>
        <text:list-item>
          <text:p text:style-name="P30"><text:span text:style-name="Fonte_20_parág._20_padrão"><text:span text:style-name="T7">Pode ser automatizado </text:span></text:span></text:p>
        </text:list-item>
        <text:list-item>
          <text:p text:style-name="P30"><text:span text:style-name="Fonte_20_parág._20_padrão"><text:span text:style-name="T7">Deve ser monitorado e medido </text:span></text:span></text:p>
        </text:list-item>
      </text:list>
      <text:p text:style-name="P19"><text:span text:style-name="Fonte_20_parág._20_padrão"><text:span text:style-name="T7"><text:tab/>Teste Alfa: </text:span></text:span></text:p>
      <text:p text:style-name="P19"><text:span text:style-name="Fonte_20_parág._20_padrão"><text:span text:style-name="T7"><text:tab/>No teste Alfa, os procedimentos para executar o teste não são definidos com tanto rigor como no teste de aceitação formal. As funções e as tarefas de negócios a serem exploradas são identificadas e documentadas, mas não há casos de teste específicos para seguir. O testador individual determina o que fazer. Essa abordagem de teste de aceitação não é tão controlada como o teste formal e é mais subjetiva do que o tipo formal. </text:span></text:span></text:p>
      <text:p text:style-name="P19"><text:span text:style-name="Fonte_20_parág._20_padrão"><text:span text:style-name="T7"><text:tab/>Teste Beta: </text:span></text:span></text:p>
      <text:p text:style-name="P19"><text:span text:style-name="Fonte_20_parág._20_padrão"><text:span text:style-name="T7"><text:tab/>O teste beta é o menos controlado das três estratégias de teste de aceitação. Nesse tipo de teste, a quantidade de detalhes, os dados e a abordagem adotada são de inteira responsabilidade do testador individual. Cada testador é responsável por criar o próprio ambiente, selecionar os dados correspondentes e determinar as funções, os recursos ou as tarefas a serem exploradas. Cada um deles é responsável por identificar os próprios critérios que o levarão a aceitar ou rejeitar o sistema no seu estado atual. </text:span></text:span></text:p>
      <text:p text:style-name="P19"><text:span text:style-name="Fonte_20_parág._20_padrão"><text:span text:style-name="T7"><text:tab/>O teste beta é implementado por usuários finais, geralmente com pouco ou nenhum gerenciamento por parte da organização de desenvolvimento (ou outra que não seja do usuário final)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8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STE_NormasTiposDeTesteEFerramentasDeTeste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1.0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dc:title/>
    <meta:initial-creator/>
    <meta:creation-date>2012-10-25T10:41:00Z</meta:creation-date>
    <dc:date>2012-11-02T23:42:50</dc:date>
    <meta:editing-cycles>5</meta:editing-cycles>
    <meta:editing-duration>PT24M14S</meta:editing-duration>
    <dc:creator>Igor </dc:creator>
    <meta:document-statistic meta:table-count="2" meta:image-count="3" meta:object-count="0" meta:page-count="8" meta:paragraph-count="129" meta:word-count="1592" meta:character-count="10050"/>
    <meta:template xlink:type="simple" xlink:actuate="onRequest" xlink:title="" xlink:href="../../../../SGB/trunk/Gerencia_de_Configuracao/Template/SGB_TEMPL_TemplateDocumentos.odt/Normal.dotm"/>
  </office:meta>
</office:document-meta>
</file>